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fo:background-color="#00ffff" style:font-weight-asian="normal" style:font-weight-complex="normal"/>
    </style:style>
    <style:style style:name="P6" style:family="paragraph" style:parent-style-name="Standard">
      <style:paragraph-properties fo:text-align="justify" style:justify-single-word="false"/>
      <style:text-properties fo:font-weight="normal" fo:background-color="#ff4500" style:font-weight-asian="normal" style:font-weight-complex="normal"/>
    </style:style>
    <style:style style:name="P7" style:family="paragraph" style:parent-style-name="Standard">
      <style:paragraph-properties fo:text-align="justify" style:justify-single-word="false"/>
      <style:text-properties fo:font-weight="normal" fo:background-color="#ff0000" style:font-weight-asian="normal" style:font-weight-complex="normal"/>
    </style:style>
    <style:style style:name="T1" style:family="text">
      <style:text-properties fo:background-color="#fff200" loext:char-shading-value="0"/>
    </style:style>
    <style:style style:name="T2" style:family="text">
      <style:text-properties officeooo:rsid="0007d26f" fo:background-color="#fff200" loext:char-shading-value="0"/>
    </style:style>
    <style:style style:name="T3" style:family="text">
      <style:text-properties fo:background-color="#ff0000" loext:char-shading-value="0"/>
    </style:style>
    <style:style style:name="T4" style:family="text">
      <style:text-properties fo:background-color="#00ffff" loext:char-shading-value="0"/>
    </style:style>
    <style:style style:name="T5" style:family="text">
      <style:text-properties officeooo:rsid="000a1a6f"/>
    </style:style>
    <style:style style:name="T6" style:family="text">
      <style:text-properties fo:background-color="#ff4500" loext:char-shading-value="0"/>
    </style:style>
    <style:style style:name="T7" style:family="text">
      <style:text-properties officeooo:rsid="000b7093" fo:background-color="#ff4500" loext:char-shading-value="0"/>
    </style:style>
    <style:style style:name="T8" style:family="text">
      <style:text-properties fo:color="#ce181e" fo:background-color="#fff2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dicción genómica de un solo paso de Eucalyptus dunnii utilizando diferentes matrices de relación identidad por descendencia e identidad por estado</text:p>
      <text:p text:style-name="P3"/>
      <text:p text:style-name="P2">INTRODUCCIÓN</text:p>
      <text:p text:style-name="P3"/>
      <text:p text:style-name="P3">Eucalyptus L’Hér. (Myrtaceae) es el género de árboles forestales más valioso y plantado a nivel mundial. El rápido crecimiento, la adaptabilidad a una amplia diversidad de regiones tropicales y subtropicales, combinados con las propiedades versátiles de la madera para obtener energía, productos sólidos, pulpa y papel, han garantizado su posición destacada en la silvicultura mundial actual (de Lima et al.2019). Eucalyptus dunnii Maiden (en adelante E. dunnii) se ha utilizado cada vez más en la forestación comercial debido a su buen comportamiento combinado para el crecimiento, rectitud del tallo y tolerancia a las heladas, junto con una densidad de madera y un rendimiento de pulpa adecuados.</text:p>
      <text:p text:style-name="P3"/>
      <text:p text:style-name="P3"><text:span text:style-name="T1">En un sentido amplio, la selección genómica (GS) es una familia de métodos estadísticos desarrollados para predecir los valores genéticos de individuos no fenotipados con la ayuda de un gran número de marcadores moleculares distribuidos por todo el </text:span><text:span text:style-name="T2">genomz</text:span><text:span text:style-name="T1"> (Meuwissen et al. 2001). ). </text:span><text:span text:style-name="T8">Estos métodos aprovechan la co-segregación entre marcadores y loci de rasgos cuantitativos (QTL) en el desequilibrio de ligamiento (LD).</text:span><text:span text:style-name="T3"> En los árboles forestales, GS es de particular beneficio debido a los ciclos de reproducción prolongados causados por el retraso en la madurez reproductiva y la necesidad de una selección temprana de rasgos que se expresan tarde en la vida (Mphahlele et al. 2020). En este contexto, GS tiene un impacto potencialmente sustancial en la tasa de ganancia genética al aumentar la intensidad y precisión de la selección y, en particular, al acortar el intervalo generacional (Grattapaglia et al. 2018).</text:span></text:p>
      <text:p text:style-name="P7"/>
      <text:p text:style-name="P4"><text:span text:style-name="T1">La mejor predicción lineal insesgada genómica (GBLUP) es uno de los métodos GS más comunes. Es básicamente una variante del método BLUP estándar (en adelante ABLUP, cf. Henderson 1984), donde la matriz de relación de numerador basada en el pedigrí (matriz A) se reemplaza por una matriz de relación genómica (matriz G, por ejemplo, Habier et al. . 2013).</text:span> Muchos estudios empíricos con especies de árboles forestales han demostrado que GBLUP es un enfoque muy prometedor para la reproducción de árboles (por ejemplo, Mphahlele et al.2020; Resende et al.2017; Lenz et al.2019). Sin embargo, hasta donde sabemos, solo dos de ellos han investigado directamente la eficiencia de la predicción genómica utilizando solo árboles genotipados en E. dunnii a través de GBLUP (Naidoo et al.2018; Jones et al.2019).</text:p>
      <text:p text:style-name="P4"/>
      <text:p text:style-name="P4"><text:span text:style-name="T4">Es importante destacar que el GBLUP estándar solo se puede implementar cuando todos los árboles están genotipados, aunque existen diferentes enfoques para producir predicciones de valor de reproducción habilitadas genómicamente para individuos no genotipados. Uno de ellos es el denominado GBLUP de un solo paso (ssGBLUP), que produce predicciones para árboles genotipados y no genotipados simultáneamente en una sola evaluación (Misztal et al. 2009; Legarra et al. 2009; Aguilar et al. 2010). ; Christensen y Lund 2010). El ssGBLUP es hoy en día un método de uso rutinario para la evaluación genómica en la cría de animales, donde se ha demostrado que produce una predicción de valores de reproducción más precisa y menos sesgada que el ABLUP basado en pedigrí (por ejemplo, Legarra et al. 2014) y GBLUP (por ejemplo, Christensen et al.2012; Croué y Ducrocq 2017).</text:span> Sin embargo, el uso de ssGBLUP para la predicción genómica en árboles forestales es más reciente y escaso (Klápště et al.2018; Klápště et al.2020a; Cappa et al.2019; Ukrainetz y Mansfield 2020; Thavamanikumar et al.2020). Por ejemplo, utilizando datos de una población híbrida de eucalipto, Cappa et al. (2019) mostraron que ssGBLUP proporcionó la mayor capacidad predictiva y un menor sesgo de predicción para árboles no fenotipados pero genotipados en comparación con GBLUP, <text:soft-page-break/>y concluyeron que el modelo ssGBLUP es una herramienta de reproducción prometedora para la evaluación genómica en Eucalyptus.</text:p>
      <text:p text:style-name="P4"/>
      <text:p text:style-name="P5">En ssGBLUP, los marcadores de polimorfismos de un solo nucleótido (SNP) se utilizan para inferir relaciones genéticas entre el subconjunto de individuos genotipados. Las relaciones estimadas se utilizan posteriormente para establecer la matriz de covarianza de los valores genéticos. Por lo tanto, la estimación precisa de los parámetros de varianza y la predicción precisa de los valores genéticos dependerán de qué tan bien las relaciones genómicas derivadas de marcadores describen las relaciones genéticas realizadas en loci causales no observados (de los Campos et al. 2013; Forneris et al. 2016). Es decir, en qué tan bien las estimaciones de las relaciones genómicas capturan las señales del proceso de verdadera identidad por descendencia (<text:span text:style-name="T5">IBD</text:span>) en el continuo del genoma, que a su vez se ve afectado por la LD, la información pedigrí incompleta y la endogamia (Forneris et al.2016).</text:p>
      <text:p text:style-name="P5"/>
      <text:p text:style-name="P4"><text:span text:style-name="T6">Se han desarrollado varios métodos para estimar las relaciones genómicas. Un grupo de estimadores de relaciones realizadas hace uso exclusivo de la información del marcador SNP. De estos, el estimador propuesto por VanRaden (2008) (Método 1) es el más utilizado en estudios de GS forestales (por ejemplo, Bartholomé et al.2016; Durán et al.2017; Rambolarimanana et al.2018). Las estimaciones de VanRaden se calculan mediante productos cruzados de genotipos marcadores desviados de las frecuencias alélicas medias y divididos por la heterocigosidad total en el locus (VanRaden 2008). Observe que este estimador refleja la proporción real de alelos marcadores compartidos por dos individuos, como una desviación de la proporción esperada de alelos compartidos en la población, y por lo tanto es una medida de identidad por estado (IBS) (Vela-Avitúa et al. .2015). Además, este estimador otorga un peso adicional a los SNP con alta heterocigosidad (Meuwissen et al. 2011).</text:span> Para dar cuenta de este último hecho, Yang et al. (2010) propusieron una versión modificada, donde se usa un peso diferente para evitar reducir la información de los SNP con baja frecuencia de alelos menores (MAF).</text:p>
      <text:p text:style-name="P4"/>
      <text:p text:style-name="P4"><text:span text:style-name="T6">Aunque estas medidas de relación genómica basadas en IBS estiman en última instancia la proporción real de genoma compartido por dos individuos, no tienen en cuenta ni el pedigrí ni la naturaleza segmentaria de la herencia del ADN (Forneris et al. 2016). Por lo tanto, los estimadores de parentesco que introducen información adicional para dar cuenta del proceso de la </text:span><text:span text:style-name="T7">IBD</text:span><text:span text:style-name="T6">, como el orden y la posición de los marcadores dentro del genoma o el patrón de LD, podrían mejorar la precisión de la estimación de la relación (Wang et al. 2017).</text:span> Utilizando un modelo probabilístico oculto de Markov (HMM), Han y Abney (2011) desarrollaron un método para estimar relaciones que trazan marcadores a través del árbol genealógico mediante análisis de vinculación mientras se tiene en cuenta la LD de la población. Una variante de este método, presentada algunos años después por los mismos autores (Han y Abney 2013), permite estimar relaciones cuando se desconoce el pedigrí pero se dispone de una gran cantidad de SNP.</text:p>
      <text:p text:style-name="P4"/>
      <text:p text:style-name="P6">Aunque las estimaciones de las relaciones realizadas pueden desempeñar un papel fundamental en el desempeño de los métodos GBLUP y ssGBLUP de GS, esto apenas se ha investigado en la reproducción de plantas y animales. Utilizando datos tanto simulados como reales de cerdos, Forneris et al. (2016) mostraron que las estimaciones de IBD de las relaciones genéticas, combinando datos de pedigrí y marcadores, eran más precisas y esto resultó más tarde en una mayor precisión en las predicciones del valor genómico de reproducción de los candidatos a la selección al implementar ssGBLUP. Vela-Avitúa et al. (2015), utilizando un enfoque GBLUP, ejecutaron una simulación estocástica de un esquema típico de reproducción acuícola y mostraron la superioridad de las estimaciones de IBD en la precisión de las predicciones genómicas en comparación con las estimaciones de IBS, pero solo a densidades de marcadores más bajas (≤100 SNP / Mb ).</text:p>
      <text:p text:style-name="P6"><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5T03:01:08.211047258</meta:creation-date>
    <meta:generator>LibreOffice/6.0.7.3$Linux_X86_64 LibreOffice_project/00m0$Build-3</meta:generator>
    <dc:date>2021-11-02T09:10:55.856998907</dc:date>
    <meta:editing-duration>PT3H26M49S</meta:editing-duration>
    <meta:editing-cycles>8</meta:editing-cycles>
    <meta:document-statistic meta:table-count="0" meta:image-count="0" meta:object-count="0" meta:page-count="3" meta:paragraph-count="10" meta:word-count="1257" meta:character-count="8064" meta:non-whitespace-character-count="6817"/>
  </office:meta>
</office:document-meta>
</file>